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6.00pt" fo:font-weight="normal" fo:font-family="'Arial Black'" style:font-family-asian="'Arial Black'" style:font-family-complex="'Arial Black'"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4.00pt" fo:font-weight="bold" fo:font-family="Arial" style:font-family-asian="Arial" style:font-family-complex="Arial" fo:background-color="transparent" style:use-window-font-color="true"/>
    </style:style>
    <style:style style:name="T4" style:family="text">
      <style:text-properties fo:font-size="11.00pt" fo:font-weight="bold" fo:font-family="Arial" style:font-family-asian="Arial" style:font-family-complex="Arial" fo:background-color="transparent" style:use-window-font-color="true" fo:font-style="itali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20.00pt" fo:font-weight="bold" fo:font-family="Arial" style:font-family-asian="Arial" style:font-family-complex="Arial" fo:background-color="transparent" style:use-window-font-color="true"/>
    </style:style>
    <style:style style:name="T7" style:family="text">
      <style:text-properties fo:font-size="20.00pt" fo:font-weight="bold" fo:font-family="Arial" style:font-family-asian="Arial" style:font-family-complex="Arial" fo:background-color="transparent" fo:color="#0000ff" fo:font-style="italic"/>
    </style:style>
    <style:style style:name="T8" style:family="text">
      <style:text-properties fo:font-size="16.00pt" fo:font-weight="bold" fo:font-family="Arial" style:font-family-asian="Arial" style:font-family-complex="Arial" fo:background-color="transparent" style:use-window-font-color="true"/>
    </style:style>
    <style:style style:name="T9" style:family="text">
      <style:text-properties fo:font-size="16.00pt" fo:font-weight="bold" fo:font-family="Arial" style:font-family-asian="Arial" style:font-family-complex="Arial" fo:background-color="transparent" fo:color="#0000ff" fo:font-style="italic"/>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8.00pt" fo:font-weight="bold"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Arial" style:font-family-asian="Arial" style:font-family-complex="Arial"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Arial" style:font-family-asian="Arial" style:font-family-complex="Arial"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Arial" style:font-family-asian="Arial" style:font-family-complex="Arial"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Arial" style:font-family-asian="Arial" style:font-family-complex="Arial"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Arial" style:font-family-asian="Arial" style:font-family-complex="Arial"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Arial" style:font-family-asian="Arial" style:font-family-complex="Arial"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1.00pt" fo:font-weight="bold" fo:font-family="Arial" style:font-family-asian="Arial" style:font-family-complex="Arial" fo:background-color="transparent" style:use-window-font-color="true"/>
    </style:style>
    <style:style style:name="T33" style:family="text">
      <style:text-properties fo:font-size="11.00pt" fo:font-weight="normal" fo:font-family="Arial" style:font-family-asian="Arial" style:font-family-complex="Arial" fo:background-color="transparent" style:use-window-font-color="true"/>
    </style:style>
    <style:style style:name="T34" style:family="text">
      <style:text-properties fo:font-size="11.00pt" fo:font-weight="bold" fo:font-family="Arial" style:font-family-asian="Arial" style:font-family-complex="Arial"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Arial" style:font-family-asian="Arial" style:font-family-complex="Arial"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Arial" style:font-family-asian="Arial" style:font-family-complex="Arial" fo:background-color="transparent" style:use-window-font-color="true"/>
    </style:style>
    <style:style style:name="T39" style:family="text">
      <style:text-properties fo:font-size="11.00pt" fo:font-weight="bold" fo:font-family="Arial" style:font-family-asian="Arial" style:font-family-complex="Arial" fo:background-color="transparent" style:use-window-font-color="true" fo:font-style="italic"/>
    </style:style>
    <style:style style:name="T40" style:family="text">
      <style:text-properties fo:font-size="11.00pt" fo:font-weight="bold" fo:font-family="Arial" style:font-family-asian="Arial" style:font-family-complex="Arial" fo:background-color="transparent" style:use-window-font-color="true"/>
    </style:style>
    <style:style style:name="T41" style:family="text">
      <style:text-properties fo:font-size="11.00pt" fo:font-weight="normal" fo:font-family="Arial" style:font-family-asian="Arial" style:font-family-complex="Arial" fo:background-color="transparent" style:use-window-font-color="true"/>
    </style:style>
    <style:style style:name="T42" style:family="text">
      <style:text-properties fo:font-size="11.00pt" fo:font-weight="normal" fo:font-family="Arial" style:font-family-asian="Arial" style:font-family-complex="Arial" fo:background-color="transparent" style:use-window-font-color="true" fo:font-style="italic"/>
    </style:style>
    <style:style style:name="T43" style:family="text">
      <style:text-properties fo:font-size="11.00pt" fo:font-weight="normal" fo:font-family="Arial" style:font-family-asian="Arial" style:font-family-complex="Arial" fo:background-color="transparent" style:use-window-font-color="true"/>
    </style:style>
    <style:style style:name="T44" style:family="text">
      <style:text-properties fo:font-size="11.00pt" fo:font-weight="normal" fo:font-family="Arial" style:font-family-asian="Arial" style:font-family-complex="Arial" fo:background-color="transparent" fo:color="#0000ff"/>
    </style:style>
    <style:style style:name="T45" style:family="text">
      <style:text-properties fo:font-size="11.00pt" fo:font-weight="normal" fo:font-family="Arial" style:font-family-asian="Arial" style:font-family-complex="Arial" fo:background-color="transparent" style:use-window-font-color="true"/>
    </style:style>
    <style:style style:name="T46" style:family="text">
      <style:text-properties fo:font-size="11.00pt" fo:font-weight="normal" fo:font-family="Arial" style:font-family-asian="Arial" style:font-family-complex="Arial" fo:background-color="transparent" style:use-window-font-color="true" fo:font-style="italic"/>
    </style:style>
    <style:style style:name="T47" style:family="text">
      <style:text-properties fo:font-size="11.00pt" fo:font-weight="normal" fo:font-family="Arial" style:font-family-asian="Arial" style:font-family-complex="Arial" fo:background-color="transparent" style:use-window-font-color="true"/>
    </style:style>
    <style:style style:name="T48" style:family="text">
      <style:text-properties fo:font-size="11.00pt" fo:font-weight="normal" fo:font-family="Arial" style:font-family-asian="Arial" style:font-family-complex="Arial" fo:background-color="transparent" fo:color="#ff0000"/>
    </style:style>
    <style:style style:name="T49" style:family="text">
      <style:text-properties fo:font-size="11.00pt" fo:font-weight="normal" fo:font-family="Arial" style:font-family-asian="Arial" style:font-family-complex="Arial" fo:background-color="transparent" style:use-window-font-color="true"/>
    </style:style>
    <style:style style:name="T50" style:family="text">
      <style:text-properties fo:font-size="11.00pt" fo:font-weight="bold" fo:font-family="Arial" style:font-family-asian="Arial" style:font-family-complex="Arial" fo:background-color="transparent" style:use-window-font-color="true"/>
    </style:style>
    <style:style style:name="T51" style:family="text">
      <style:text-properties fo:font-size="11.00pt" fo:font-weight="normal" fo:font-family="Arial" style:font-family-asian="Arial" style:font-family-complex="Arial" fo:background-color="transparent" style:use-window-font-color="true"/>
    </style:style>
    <style:style style:name="T52" style:family="text">
      <style:text-properties fo:font-size="11.00pt" fo:font-weight="bold" fo:font-family="Arial" style:font-family-asian="Arial" style:font-family-complex="Arial" fo:background-color="transparent" style:use-window-font-color="true"/>
    </style:style>
    <style:style style:name="T53" style:family="text">
      <style:text-properties fo:font-size="11.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9.00pt" fo:font-weight="bold" fo:font-family="Arial" style:font-family-asian="Arial" style:font-family-complex="Arial" fo:background-color="transparent" fo:color="#999999"/>
    </style:style>
    <style:style style:name="T56" style:family="text">
      <style:text-properties fo:font-size="14.00pt" fo:font-weight="bold" fo:font-family="Arial" style:font-family-asian="Arial" style:font-family-complex="Arial" fo:background-color="transparent" style:use-window-font-color="true"/>
    </style:style>
    <style:style style:name="T5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5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5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60" style:family="text">
      <style:text-properties fo:font-size="10.00pt" fo:font-weight="bold" fo:font-family="Arial" style:font-family-asian="Arial" style:font-family-complex="Arial" fo:background-color="transparent" style:use-window-font-color="true" fo:text-transform="uppercase"/>
    </style:style>
    <style:style style:name="T6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6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63" style:family="text">
      <style:text-properties fo:font-size="10.00pt" fo:font-weight="bold" fo:font-family="Arial" style:font-family-asian="Arial" style:font-family-complex="Arial" fo:background-color="transparent" style:use-window-font-color="true" fo:text-transform="uppercase"/>
    </style:style>
    <style:style style:name="T6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6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6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0" style:family="text">
      <style:text-properties fo:font-size="10.00pt" fo:font-weight="normal" fo:font-family="Arial" style:font-family-asian="Arial" style:font-family-complex="Arial" fo:background-color="transparent" style:use-window-font-color="true" fo:font-variant="small-caps"/>
    </style:style>
    <style:style style:name="T7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7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3" style:family="text">
      <style:text-properties fo:font-size="10.00pt" fo:font-weight="normal" fo:font-family="Arial" style:font-family-asian="Arial" style:font-family-complex="Arial" fo:background-color="transparent" style:use-window-font-color="true" fo:font-variant="small-caps"/>
    </style:style>
    <style:style style:name="T7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7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7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0" style:family="text">
      <style:text-properties fo:font-size="10.00pt" fo:font-weight="normal" fo:font-family="Arial" style:font-family-asian="Arial" style:font-family-complex="Arial" fo:background-color="transparent" style:use-window-font-color="true" fo:font-variant="small-caps"/>
    </style:style>
    <style:style style:name="T8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8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3" style:family="text">
      <style:text-properties fo:font-size="10.00pt" fo:font-weight="normal" fo:font-family="Arial" style:font-family-asian="Arial" style:font-family-complex="Arial" fo:background-color="transparent" style:use-window-font-color="true" fo:font-variant="small-caps"/>
    </style:style>
    <style:style style:name="T8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8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8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0" style:family="text">
      <style:text-properties fo:font-size="10.00pt" fo:font-weight="normal" fo:font-family="Arial" style:font-family-asian="Arial" style:font-family-complex="Arial" fo:background-color="transparent" style:use-window-font-color="true" fo:font-variant="small-caps"/>
    </style:style>
    <style:style style:name="T9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9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3" style:family="text">
      <style:text-properties fo:font-size="10.00pt" fo:font-weight="normal" fo:font-family="Arial" style:font-family-asian="Arial" style:font-family-complex="Arial" fo:background-color="transparent" style:use-window-font-color="true" fo:font-variant="small-caps"/>
    </style:style>
    <style:style style:name="T9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9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9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00" style:family="text">
      <style:text-properties fo:font-size="10.00pt" fo:font-weight="normal" fo:font-family="Arial" style:font-family-asian="Arial" style:font-family-complex="Arial" fo:background-color="transparent" style:use-window-font-color="true" fo:font-variant="small-caps"/>
    </style:style>
    <style:style style:name="T10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10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03" style:family="text">
      <style:text-properties fo:font-size="10.00pt" fo:font-weight="normal" fo:font-family="Arial" style:font-family-asian="Arial" style:font-family-complex="Arial" fo:background-color="transparent" style:use-window-font-color="true" fo:font-variant="small-caps"/>
    </style:style>
    <style:style style:name="T10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10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0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10" style:family="text">
      <style:text-properties fo:font-size="10.00pt" fo:font-weight="normal" fo:font-family="Arial" style:font-family-asian="Arial" style:font-family-complex="Arial" fo:background-color="transparent" style:use-window-font-color="true" fo:font-style="italic"/>
    </style:style>
    <style:style style:name="T11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1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1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1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17" style:family="text">
      <style:text-properties fo:font-size="10.00pt" fo:font-weight="bold" fo:font-family="Arial" style:font-family-asian="Arial" style:font-family-complex="Arial" fo:background-color="transparent" style:use-window-font-color="true" fo:text-transform="uppercase"/>
    </style:style>
    <style:style style:name="T11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1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2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21" style:family="text">
      <style:text-properties fo:font-size="10.00pt" fo:font-weight="bold" fo:font-family="Arial" style:font-family-asian="Arial" style:font-family-complex="Arial" fo:background-color="transparent" style:use-window-font-color="true" fo:text-transform="uppercase"/>
    </style:style>
    <style:style style:name="T12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2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12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2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28" style:family="text">
      <style:text-properties fo:font-size="10.00pt" fo:font-weight="normal" fo:font-family="Arial" style:font-family-asian="Arial" style:font-family-complex="Arial" fo:background-color="transparent" style:use-window-font-color="true" fo:font-variant="small-caps"/>
    </style:style>
    <style:style style:name="T12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13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31" style:family="text">
      <style:text-properties fo:font-size="10.00pt" fo:font-weight="normal" fo:font-family="Arial" style:font-family-asian="Arial" style:font-family-complex="Arial" fo:background-color="transparent" style:use-window-font-color="true" fo:font-variant="small-caps"/>
    </style:style>
    <style:style style:name="T13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13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3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3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38" style:family="text">
      <style:text-properties fo:font-size="10.00pt" fo:font-weight="bold" fo:font-family="Arial" style:font-family-asian="Arial" style:font-family-complex="Arial" fo:background-color="transparent" style:use-window-font-color="true" fo:text-transform="uppercase"/>
    </style:style>
    <style:style style:name="T13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4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1" style:family="text">
      <style:text-properties fo:font-size="10.00pt" fo:font-weight="bold" fo:font-family="Arial" style:font-family-asian="Arial" style:font-family-complex="Arial" fo:background-color="transparent" style:use-window-font-color="true" fo:text-transform="uppercase"/>
    </style:style>
    <style:style style:name="T14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4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4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8" style:family="text">
      <style:text-properties fo:font-size="10.00pt" fo:font-weight="bold" fo:font-family="Arial" style:font-family-asian="Arial" style:font-family-complex="Arial" fo:background-color="transparent" style:use-window-font-color="true" fo:text-transform="uppercase"/>
    </style:style>
    <style:style style:name="T14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5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51" style:family="text">
      <style:text-properties fo:font-size="10.00pt" fo:font-weight="bold" fo:font-family="Arial" style:font-family-asian="Arial" style:font-family-complex="Arial" fo:background-color="transparent" style:use-window-font-color="true" fo:text-transform="uppercase"/>
    </style:style>
    <style:style style:name="T15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5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0.00pt" fo:font-weight="normal" fo:font-family="Arial" style:font-family-asian="Arial" style:font-family-complex="Arial" fo:background-color="transparent" style:use-window-font-color="true" fo:font-style="italic"/>
    </style:style>
    <style:style style:name="T15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5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5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59" style:family="text">
      <style:text-properties fo:font-size="10.00pt" fo:font-weight="normal" fo:font-family="Arial" style:font-family-asian="Arial" style:font-family-complex="Arial" fo:background-color="transparent" style:use-window-font-color="true" fo:font-style="italic"/>
    </style:style>
    <style:style style:name="T16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6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3" style:family="text">
      <style:text-properties fo:font-size="10.00pt" fo:font-weight="normal" fo:font-family="Arial" style:font-family-asian="Arial" style:font-family-complex="Arial" fo:background-color="transparent" style:use-window-font-color="true" fo:font-style="italic"/>
    </style:style>
    <style:style style:name="T16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6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6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6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7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7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4" style:family="text">
      <style:text-properties fo:font-size="10.00pt" fo:font-weight="normal" fo:font-family="Arial" style:font-family-asian="Arial" style:font-family-complex="Arial" fo:background-color="transparent" style:use-window-font-color="true" fo:font-style="italic"/>
    </style:style>
    <style:style style:name="T17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7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0.00pt" fo:font-weight="normal" fo:font-family="Arial" style:font-family-asian="Arial" style:font-family-complex="Arial" fo:background-color="transparent" style:use-window-font-color="true" fo:font-style="italic"/>
    </style:style>
    <style:style style:name="T17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8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8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8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8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8" style:family="text">
      <style:text-properties fo:font-size="10.00pt" fo:font-weight="normal" fo:font-family="Arial" style:font-family-asian="Arial" style:font-family-complex="Arial" fo:background-color="transparent" style:use-window-font-color="true" fo:font-style="italic"/>
    </style:style>
    <style:style style:name="T18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9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4.00pt" fo:font-weight="bold" fo:font-family="Arial" style:font-family-asian="Arial" style:font-family-complex="Arial" fo:background-color="#f2f2f2" style:use-window-font-color="true"/>
    </style:style>
    <style:style style:name="T193" style:family="text">
      <style:text-properties fo:font-size="11.00pt" fo:font-weight="normal" fo:font-family="Arial" style:font-family-asian="Arial" style:font-family-complex="Arial" fo:background-color="transparent" style:use-window-font-color="true"/>
    </style:style>
    <style:style style:name="T194" style:family="text">
      <style:text-properties fo:font-size="11.00pt" fo:font-weight="normal" fo:font-family="Arial" style:font-family-asian="Arial" style:font-family-complex="Arial" fo:background-color="transparent" fo:color="#0000ff" fo:font-style="italic"/>
    </style:style>
    <style:style style:name="T195" style:family="text">
      <style:text-properties fo:font-size="11.00pt" fo:font-weight="normal" fo:font-family="Arial" style:font-family-asian="Arial" style:font-family-complex="Arial" fo:background-color="transparent" style:use-window-font-color="true"/>
    </style:style>
    <style:style style:name="T196" style:family="text">
      <style:text-properties fo:font-size="13.00pt" fo:font-weight="bold" fo:font-family="Arial" style:font-family-asian="Arial" style:font-family-complex="Arial" fo:background-color="transparent" style:use-window-font-color="true"/>
    </style:style>
    <style:style style:name="T197" style:family="text">
      <style:text-properties fo:font-size="11.00pt" fo:font-weight="normal" fo:font-family="Arial" style:font-family-asian="Arial" style:font-family-complex="Arial" fo:background-color="transparent" fo:color="#0000ff" fo:font-style="italic"/>
    </style:style>
    <style:style style:name="T198" style:family="text">
      <style:text-properties fo:font-size="13.00pt" fo:font-weight="bold" fo:font-family="Arial" style:font-family-asian="Arial" style:font-family-complex="Arial" fo:background-color="transparent" style:use-window-font-color="true"/>
    </style:style>
    <style:style style:name="T199" style:family="text">
      <style:text-properties fo:font-size="11.00pt" fo:font-weight="normal" fo:font-family="Arial" style:font-family-asian="Arial" style:font-family-complex="Arial" fo:background-color="transparent" fo:color="#0000ff" fo:font-style="italic"/>
    </style:style>
    <style:style style:name="T200" style:family="text">
      <style:text-properties fo:font-size="13.00pt" fo:font-weight="bold" fo:font-family="Arial" style:font-family-asian="Arial" style:font-family-complex="Arial" fo:background-color="transparent" style:use-window-font-color="true"/>
    </style:style>
    <style:style style:name="T201" style:family="text">
      <style:text-properties fo:font-size="11.00pt" fo:font-weight="normal" fo:font-family="Arial" style:font-family-asian="Arial" style:font-family-complex="Arial" fo:background-color="transparent" fo:color="#0000ff" fo:font-style="italic"/>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normal" fo:font-family="Arial" style:font-family-asian="Arial" style:font-family-complex="Arial" fo:background-color="transparent" fo:color="#0000ff" fo:font-style="italic"/>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3.00pt" fo:font-weight="bold" fo:font-family="Arial" style:font-family-asian="Arial" style:font-family-complex="Arial" fo:background-color="transparent" style:use-window-font-color="true"/>
    </style:style>
    <style:style style:name="T206" style:family="text">
      <style:text-properties fo:font-size="11.00pt" fo:font-weight="normal" fo:font-family="Arial" style:font-family-asian="Arial" style:font-family-complex="Arial" fo:background-color="transparent" style:use-window-font-color="true"/>
    </style:style>
    <style:style style:name="T207" style:family="text">
      <style:text-properties fo:font-size="11.00pt" fo:font-weight="bold" fo:font-family="Arial" style:font-family-asian="Arial" style:font-family-complex="Arial" fo:background-color="transparent" style:use-window-font-color="true"/>
    </style:style>
    <style:style style:name="T208" style:family="text">
      <style:text-properties fo:font-size="11.00pt" fo:font-weight="normal" fo:font-family="Arial" style:font-family-asian="Arial" style:font-family-complex="Arial" fo:background-color="transparent" style:use-window-font-color="true"/>
    </style:style>
    <style:style style:name="T209" style:family="text">
      <style:text-properties fo:font-size="11.00pt" fo:font-weight="bold" fo:font-family="Arial" style:font-family-asian="Arial" style:font-family-complex="Arial" fo:background-color="transparent" style:use-window-font-color="true"/>
    </style:style>
    <style:style style:name="T210" style:family="text">
      <style:text-properties fo:font-size="11.00pt" fo:font-weight="normal" fo:font-family="Arial" style:font-family-asian="Arial" style:font-family-complex="Arial" fo:background-color="transparent" style:use-window-font-color="true"/>
    </style:style>
    <style:style style:name="T211" style:family="text">
      <style:text-properties fo:font-size="11.00pt" fo:font-weight="bold" fo:font-family="Arial" style:font-family-asian="Arial" style:font-family-complex="Arial" fo:background-color="transparent" style:use-window-font-color="true"/>
    </style:style>
    <style:style style:name="T212" style:family="text">
      <style:text-properties fo:font-size="11.00pt" fo:font-weight="normal" fo:font-family="Arial" style:font-family-asian="Arial" style:font-family-complex="Arial"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4.00pt" fo:font-weight="bold" fo:font-family="Arial" style:font-family-asian="Arial" style:font-family-complex="Arial" fo:background-color="#f2f2f2" style:use-window-font-color="true"/>
    </style:style>
    <style:style style:name="T215" style:family="text">
      <style:text-properties fo:font-size="11.00pt" fo:font-weight="normal" fo:font-family="Arial" style:font-family-asian="Arial" style:font-family-complex="Arial"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Arial" style:font-family-asian="Arial" style:font-family-complex="Arial"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1.00pt" fo:font-weight="normal" fo:font-family="Arial" style:font-family-asian="Arial" style:font-family-complex="Arial" fo:background-color="transparent" fo:color="#ff0000" fo:font-style="italic"/>
    </style:style>
    <style:style style:name="T220" style:family="text">
      <style:text-properties fo:font-size="11.00pt" fo:font-weight="normal" fo:font-family="Arial" style:font-family-asian="Arial" style:font-family-complex="Arial" fo:background-color="transparent" fo:color="#ff0000"/>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3.00pt" fo:font-weight="bold" fo:font-family="Arial" style:font-family-asian="Arial" style:font-family-complex="Arial" fo:background-color="transparent" style:use-window-font-color="true"/>
    </style:style>
    <style:style style:name="T223" style:family="text">
      <style:text-properties fo:font-size="11.00pt" fo:font-weight="normal" fo:font-family="Arial" style:font-family-asian="Arial" style:font-family-complex="Arial" fo:background-color="transparent" fo:color="#0000ff" fo:font-style="italic"/>
    </style:style>
    <style:style style:name="T224" style:family="text">
      <style:text-properties fo:font-size="14.00pt" fo:font-weight="bold" fo:font-family="Arial" style:font-family-asian="Arial" style:font-family-complex="Arial" fo:background-color="#f2f2f2" style:use-window-font-color="true"/>
    </style:style>
    <style:style style:name="T225" style:family="text">
      <style:text-properties fo:font-size="11.00pt" fo:font-weight="normal" fo:font-family="Arial" style:font-family-asian="Arial" style:font-family-complex="Arial"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0.00pt" fo:font-weight="bold" fo:font-family="Arial" style:font-family-asian="Arial" style:font-family-complex="Arial"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0.00pt" fo:font-weight="bold" fo:font-family="Arial" style:font-family-asian="Arial" style:font-family-complex="Arial"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0.00pt" fo:font-weight="normal" fo:font-family="Arial" style:font-family-asian="Arial" style:font-family-complex="Arial" fo:background-color="transparent" fo:color="#0000ff" fo:font-style="italic"/>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0.00pt" fo:font-weight="normal" fo:font-family="Arial" style:font-family-asian="Arial" style:font-family-complex="Arial" fo:background-color="transparent" fo:color="#0000ff" fo:font-style="italic"/>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4.00pt" fo:font-weight="bold" fo:font-family="Arial" style:font-family-asian="Arial" style:font-family-complex="Arial" fo:background-color="#f2f2f2" style:use-window-font-color="true"/>
    </style:style>
    <style:style style:name="T236" style:family="text">
      <style:text-properties fo:font-size="11.00pt" fo:font-weight="normal" fo:font-family="Arial" style:font-family-asian="Arial" style:font-family-complex="Arial" fo:background-color="transparent" fo:color="#0000ff" fo:font-style="italic"/>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bold" fo:font-family="Arial" style:font-family-asian="Arial" style:font-family-complex="Arial" fo:background-color="transparent" fo:color="#0000ff" fo:font-style="italic"/>
    </style:style>
    <style:style style:name="T239" style:family="text">
      <style:text-properties fo:font-size="11.00pt" fo:font-weight="normal" fo:font-family="Arial" style:font-family-asian="Arial" style:font-family-complex="Arial" fo:background-color="transparent" style:use-window-font-color="true"/>
    </style:style>
    <style:style style:name="T240" style:family="text">
      <style:text-properties fo:font-size="11.00pt" fo:font-weight="normal" fo:font-family="Arial" style:font-family-asian="Arial" style:font-family-complex="Arial" fo:background-color="transparent" fo:color="#0000ff" fo:font-style="italic"/>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0.00pt" fo:font-weight="normal" fo:font-family="Arial" style:font-family-asian="Arial" style:font-family-complex="Arial" fo:background-color="transparent" fo:color="#ff0000" fo:font-style="italic"/>
    </style:style>
    <style:style style:name="T243" style:family="text">
      <style:text-properties fo:font-size="10.00pt" fo:font-weight="bold" fo:font-family="Arial" style:font-family-asian="Arial" style:font-family-complex="Arial" fo:background-color="transparent" fo:color="#ff0000" fo:font-style="italic"/>
    </style:style>
    <style:style style:name="T244" style:family="text">
      <style:text-properties fo:font-size="11.00pt" fo:font-weight="bold" fo:font-family="Arial" style:font-family-asian="Arial" style:font-family-complex="Arial" fo:background-color="transparent" style:use-window-font-color="true"/>
    </style:style>
    <style:style style:name="T245" style:family="text">
      <style:text-properties fo:font-size="11.00pt" fo:font-weight="bold" fo:font-family="Arial" style:font-family-asian="Arial" style:font-family-complex="Arial" fo:background-color="transparent" fo:color="#0000ff" fo:font-style="italic"/>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bold" fo:font-family="Arial" style:font-family-asian="Arial" style:font-family-complex="Arial"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Arial" style:font-family-asian="Arial" style:font-family-complex="Arial" fo:background-color="transparent" fo:color="#0000ff" fo:font-style="italic"/>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0.00pt" fo:font-weight="normal" fo:font-family="Arial" style:font-family-asian="Arial" style:font-family-complex="Arial" fo:background-color="transparent" fo:color="#ff0000" fo:font-style="italic"/>
    </style:style>
    <style:style style:name="T252" style:family="text">
      <style:text-properties fo:font-size="10.00pt" fo:font-weight="bold" fo:font-family="Arial" style:font-family-asian="Arial" style:font-family-complex="Arial" fo:background-color="transparent" fo:color="#ff0000" fo:font-style="italic"/>
    </style:style>
    <style:style style:name="T253" style:family="text">
      <style:text-properties fo:font-size="10.00pt" fo:font-weight="normal" fo:font-family="Arial" style:font-family-asian="Arial" style:font-family-complex="Arial" fo:background-color="transparent" fo:color="#ff0000" fo:font-style="italic"/>
    </style:style>
    <style:style style:name="T254" style:family="text">
      <style:text-properties fo:font-size="10.00pt" fo:font-weight="bold" fo:font-family="Arial" style:font-family-asian="Arial" style:font-family-complex="Arial" fo:background-color="transparent" fo:color="#ff0000" fo:font-style="italic"/>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1.00pt" fo:font-weight="bold" fo:font-family="Arial" style:font-family-asian="Arial" style:font-family-complex="Arial" fo:background-color="transparent" style:use-window-font-color="true"/>
    </style:style>
    <style:style style:name="T257" style:family="text">
      <style:text-properties fo:font-size="11.00pt" fo:font-weight="normal" fo:font-family="Arial" style:font-family-asian="Arial" style:font-family-complex="Arial" fo:background-color="transparent" fo:color="#0000ff" fo:font-style="italic"/>
    </style:style>
    <style:style style:name="T258" style:family="text">
      <style:text-properties fo:font-size="11.00pt" fo:font-weight="bold" fo:font-family="Arial" style:font-family-asian="Arial" style:font-family-complex="Arial" fo:background-color="transparent" style:use-window-font-color="true"/>
    </style:style>
    <style:style style:name="T259" style:family="text">
      <style:text-properties fo:font-size="11.00pt" fo:font-weight="normal" fo:font-family="Arial" style:font-family-asian="Arial" style:font-family-complex="Arial" fo:background-color="transparent" fo:color="#0000ff" fo:font-style="italic"/>
    </style:style>
    <style:style style:name="T260" style:family="text">
      <style:text-properties fo:font-size="11.00pt" fo:font-weight="bold" fo:font-family="Arial" style:font-family-asian="Arial" style:font-family-complex="Arial" fo:background-color="transparent" style:use-window-font-color="true"/>
    </style:style>
    <style:style style:name="T261" style:family="text">
      <style:text-properties fo:font-size="11.00pt" fo:font-weight="normal" fo:font-family="Arial" style:font-family-asian="Arial" style:font-family-complex="Arial" fo:background-color="transparent" fo:color="#0000ff" fo:font-style="italic"/>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Arial" style:font-family-asian="Arial" style:font-family-complex="Arial" fo:background-color="transparent" style:use-window-font-color="true"/>
    </style:style>
    <style:style style:name="T264" style:family="text">
      <style:text-properties fo:font-size="11.00pt" fo:font-weight="normal" fo:font-family="Arial" style:font-family-asian="Arial" style:font-family-complex="Arial" fo:background-color="transparent" fo:color="#0000ff" fo:font-style="italic"/>
    </style:style>
    <style:style style:name="T265" style:family="text">
      <style:text-properties fo:font-size="11.00pt" fo:font-weight="bold" fo:font-family="Arial" style:font-family-asian="Arial" style:font-family-complex="Arial" fo:background-color="transparent" fo:color="#0000ff" fo:font-style="italic"/>
    </style:style>
    <style:style style:name="T266" style:family="text">
      <style:text-properties fo:font-size="11.00pt" fo:font-weight="normal" fo:font-family="Arial" style:font-family-asian="Arial" style:font-family-complex="Arial" fo:background-color="transparent" fo:color="#0000ff" fo:font-style="italic"/>
    </style:style>
    <style:style style:name="T267" style:family="text">
      <style:text-properties fo:font-size="11.00pt" fo:font-weight="bold" fo:font-family="Arial" style:font-family-asian="Arial" style:font-family-complex="Arial" fo:background-color="transparent" fo:color="#0000ff" fo:font-style="italic"/>
    </style:style>
    <style:style style:name="T268" style:family="text">
      <style:text-properties fo:font-size="11.00pt" fo:font-weight="normal" fo:font-family="Arial" style:font-family-asian="Arial" style:font-family-complex="Arial" fo:background-color="transparent" fo:color="#0000ff" fo:font-style="italic"/>
    </style:style>
    <style:style style:name="T269" style:family="text">
      <style:text-properties fo:font-size="11.00pt" fo:font-weight="normal" fo:font-family="Arial" style:font-family-asian="Arial" style:font-family-complex="Arial" fo:background-color="transparent" style:use-window-font-color="true"/>
    </style:style>
    <style:style style:name="T270" style:family="text">
      <style:text-properties fo:font-size="10.00pt" fo:font-weight="normal" fo:font-family="Arial" style:font-family-asian="Arial" style:font-family-complex="Arial" fo:background-color="transparent" fo:color="#ff0000" fo:font-style="italic"/>
    </style:style>
    <style:style style:name="T271" style:family="text">
      <style:text-properties fo:font-size="10.00pt" fo:font-weight="bold" fo:font-family="Arial" style:font-family-asian="Arial" style:font-family-complex="Arial" fo:background-color="transparent" fo:color="#ff0000" fo:font-style="italic"/>
    </style:style>
    <style:style style:name="T272" style:family="text">
      <style:text-properties fo:font-size="10.00pt" fo:font-weight="normal" fo:font-family="Arial" style:font-family-asian="Arial" style:font-family-complex="Arial" fo:background-color="transparent" fo:color="#ff0000" fo:font-style="italic"/>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bold" fo:font-family="Arial" style:font-family-asian="Arial" style:font-family-complex="Arial" fo:background-color="transparent" style:use-window-font-color="true"/>
    </style:style>
    <style:style style:name="T275" style:family="text">
      <style:text-properties fo:font-size="11.00pt" fo:font-weight="normal" fo:font-family="Arial" style:font-family-asian="Arial" style:font-family-complex="Arial" fo:background-color="transparent" fo:color="#0000ff" fo:font-style="italic"/>
    </style:style>
    <style:style style:name="T276" style:family="text">
      <style:text-properties fo:font-size="11.00pt" fo:font-weight="normal" fo:font-family="Arial" style:font-family-asian="Arial" style:font-family-complex="Arial"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bold" fo:font-family="Arial" style:font-family-asian="Arial" style:font-family-complex="Arial" fo:background-color="transparent" style:use-window-font-color="true"/>
    </style:style>
    <style:style style:name="T279" style:family="text">
      <style:text-properties fo:font-size="11.00pt" fo:font-weight="normal" fo:font-family="Arial" style:font-family-asian="Arial" style:font-family-complex="Arial" fo:background-color="transparent" fo:color="#0000ff" fo:font-style="italic"/>
    </style:style>
    <style:style style:name="T28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right="-27.00pt" fo:margin-top="18.00pt" fo:margin-bottom="12.00pt">
        <style:tab-stops>
          <style:tab-stop style:position="838818.80pt"/>
        </style:tab-stops>
      </style:paragraph-properties>
    </style:style>
    <style:style style:name="P2" style:family="paragraph">
      <style:paragraph-properties fo:line-height="100.00%" fo:text-align="justify" fo:margin-top="3.00pt" fo:margin-bottom="3.00pt"/>
    </style:style>
    <style:style style:name="P3" style:family="paragraph">
      <style:paragraph-properties fo:line-height="100.00%" fo:text-align="center" fo:margin-top="6.00pt" fo:margin-bottom="3.00pt"/>
    </style:style>
    <style:style style:name="P4" style:family="paragraph">
      <style:paragraph-properties fo:line-height="100.00%" fo:text-align="center"/>
    </style:style>
    <style:style style:name="P5" style:family="paragraph">
      <style:paragraph-properties fo:line-height="100.00%" fo:text-align="justify" fo:margin-top="3.00pt" fo:margin-bottom="3.00pt"/>
    </style:style>
    <style:style style:name="P6" style:family="paragraph">
      <style:paragraph-properties fo:line-height="100.00%" fo:text-align="center"/>
    </style:style>
    <style:style style:name="P7" style:family="paragraph">
      <style:paragraph-properties fo:line-height="100.00%" fo:text-align="justify" fo:margin-top="3.00pt" fo:margin-bottom="3.00pt"/>
    </style:style>
    <style:style style:name="P8" style:family="paragraph">
      <style:paragraph-properties fo:line-height="100.00%" fo:text-align="center" fo:margin-top="3.00pt" fo:margin-bottom="3.00pt"/>
    </style:style>
    <style:style style:name="P9" style:family="paragraph">
      <style:paragraph-properties fo:line-height="100.00%" fo:text-align="center"/>
    </style:style>
    <style:style style:name="P10" style:family="paragraph">
      <style:paragraph-properties fo:line-height="100.00%" fo:text-align="justify" fo:margin-top="3.00pt" fo:margin-bottom="3.00pt"/>
    </style:style>
    <style:style style:name="P11" style:family="paragraph">
      <style:paragraph-properties fo:line-height="100.00%" fo:text-align="center" fo:margin-top="3.00pt" fo:margin-bottom="3.00pt"/>
    </style:style>
    <style:style style:name="P12"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3" style:family="paragraph">
      <style:paragraph-properties fo:line-height="100.00%" fo:text-align="center" fo:margin-top="3.00pt" fo:margin-bottom="3.00pt"/>
    </style:style>
    <style:style style:name="P14"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5"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6" style:family="paragraph">
      <style:paragraph-properties fo:line-height="100.00%" fo:text-align="center" fo:margin-top="3.00pt" fo:margin-bottom="3.00pt"/>
    </style:style>
    <style:style style:name="P17"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8" style:family="paragraph">
      <style:paragraph-properties fo:line-height="100.00%" fo:text-align="center" fo:margin-top="3.00pt" fo:margin-bottom="3.00pt"/>
    </style:style>
    <style:style style:name="P19"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20" style:family="paragraph">
      <style:paragraph-properties fo:line-height="100.00%" fo:text-align="left" fo:margin-left="13.30pt" fo:text-indent="-5.40pt">
        <style:tab-stops>
          <style:tab-stop style:position="140.20pt"/>
          <style:tab-stop style:position="3392.00pt"/>
          <style:tab-stop style:position="421108.35pt" style:type="right"/>
        </style:tab-stops>
      </style:paragraph-properties>
    </style:style>
    <style:style style:name="P21" style:family="paragraph">
      <style:paragraph-properties fo:line-height="100.00%" fo:text-align="center" fo:margin-top="3.00pt" fo:margin-bottom="3.00pt"/>
    </style:style>
    <style:style style:name="P22"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23" style:family="paragraph">
      <style:paragraph-properties fo:line-height="100.00%" fo:text-align="center" fo:margin-top="3.00pt" fo:margin-bottom="3.00pt"/>
    </style:style>
    <style:style style:name="P24" style:family="paragraph">
      <style:paragraph-properties fo:line-height="100.00%" fo:text-align="left" fo:margin-left="106.35pt" fo:text-indent="0.00pt" fo:margin-top="3.00pt" fo:margin-bottom="3.00pt"/>
    </style:style>
    <style:style style:name="P25" style:family="paragraph">
      <style:paragraph-properties fo:line-height="100.00%" fo:text-align="justify" fo:margin-left="106.35pt" fo:text-indent="0.00pt" fo:margin-top="3.00pt" fo:margin-bottom="3.00pt"/>
    </style:style>
    <style:style style:name="P26" style:family="paragraph">
      <style:paragraph-properties fo:line-height="100.00%" fo:text-align="left" fo:margin-left="106.35pt" fo:text-indent="0.00pt" fo:margin-top="3.00pt" fo:margin-bottom="3.00pt"/>
    </style:style>
    <style:style style:name="P27" style:family="paragraph">
      <style:paragraph-properties fo:line-height="100.00%" fo:text-align="justify" fo:margin-left="106.35pt" fo:text-indent="0.00pt" fo:margin-top="3.00pt" fo:margin-bottom="3.00pt"/>
    </style:style>
    <style:style style:name="P28" style:family="paragraph">
      <style:paragraph-properties fo:line-height="100.00%" fo:text-align="justify" fo:margin-top="18.00pt" fo:margin-bottom="6.00pt"/>
    </style:style>
    <style:style style:name="P29"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30" style:family="paragraph">
      <style:paragraph-properties fo:line-height="100.00%" fo:text-align="left" fo:margin-left="12.00pt" fo:text-indent="0.00pt">
        <style:tab-stops>
          <style:tab-stop style:position="23.45pt"/>
          <style:tab-stop style:position="441.00pt" style:leader-style="dotted"/>
          <style:tab-stop style:position="441.50pt" style:type="right" style:leader-style="dotted"/>
        </style:tab-stops>
      </style:paragraph-properties>
    </style:style>
    <style:style style:name="P31" style:family="paragraph">
      <style:paragraph-properties fo:line-height="100.00%" fo:text-align="left" fo:margin-left="24.00pt" fo:text-indent="0.00pt">
        <style:tab-stops>
          <style:tab-stop style:position="429.50pt" style:type="right" style:leader-style="dotted"/>
        </style:tab-stops>
      </style:paragraph-properties>
    </style:style>
    <style:style style:name="P32"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33" style:family="paragraph">
      <style:paragraph-properties fo:line-height="100.00%" fo:text-align="left" fo:margin-left="12.00pt" fo:text-indent="0.00pt">
        <style:tab-stops>
          <style:tab-stop style:position="23.45pt"/>
          <style:tab-stop style:position="441.00pt" style:leader-style="dotted"/>
          <style:tab-stop style:position="441.50pt" style:type="right" style:leader-style="dotted"/>
        </style:tab-stops>
      </style:paragraph-properties>
    </style:style>
    <style:style style:name="P34"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35" style:family="paragraph">
      <style:paragraph-properties fo:line-height="100.00%" fo:text-align="left" fo:margin-left="24.00pt" fo:text-indent="0.00pt">
        <style:tab-stops>
          <style:tab-stop style:position="429.50pt" style:type="right" style:leader-style="dotted"/>
        </style:tab-stops>
      </style:paragraph-properties>
    </style:style>
    <style:style style:name="P36" style:family="paragraph">
      <style:paragraph-properties fo:line-height="100.00%" fo:text-align="left" fo:margin-top="6.00pt" fo:margin-bottom="6.00pt">
        <style:tab-stops>
          <style:tab-stop style:position="21.30pt"/>
          <style:tab-stop style:position="24.00pt"/>
          <style:tab-stop style:position="28.35pt"/>
          <style:tab-stop style:position="453.00pt" style:type="right" style:leader-style="dotted"/>
        </style:tab-stops>
      </style:paragraph-properties>
    </style:style>
    <style:style style:name="P37" style:family="paragraph">
      <style:paragraph-properties fo:line-height="100.00%" fo:text-align="justify" fo:margin-top="12.00pt" fo:margin-bottom="6.00pt"/>
    </style:style>
    <style:style style:name="P38" style:family="paragraph">
      <style:paragraph-properties fo:line-height="100.00%" fo:text-align="justify" fo:margin-left="0.00pt" fo:text-indent="36.00pt" fo:margin-top="3.00pt" fo:margin-bottom="3.00pt"/>
    </style:style>
    <style:style style:name="P39" style:family="paragraph">
      <style:paragraph-properties fo:line-height="100.00%" fo:text-align="justify" fo:margin-top="12.00pt" fo:margin-bottom="3.00pt"/>
    </style:style>
    <style:style style:name="P40" style:family="paragraph">
      <style:paragraph-properties fo:line-height="100.00%" fo:text-align="justify" fo:margin-left="0.00pt" fo:text-indent="36.00pt" fo:margin-top="3.00pt" fo:margin-bottom="3.00pt"/>
    </style:style>
    <style:style style:name="P41" style:family="paragraph">
      <style:paragraph-properties fo:line-height="100.00%" fo:text-align="justify" fo:margin-top="12.00pt" fo:margin-bottom="3.00pt"/>
    </style:style>
    <style:style style:name="P42" style:family="paragraph">
      <style:paragraph-properties fo:line-height="100.00%" fo:text-align="justify" fo:margin-left="0.00pt" fo:text-indent="36.00pt" fo:margin-top="3.00pt" fo:margin-bottom="3.00pt"/>
    </style:style>
    <style:style style:name="P43" style:family="paragraph">
      <style:paragraph-properties fo:line-height="100.00%" fo:text-align="justify" fo:margin-top="12.00pt" fo:margin-bottom="3.00pt"/>
    </style:style>
    <style:style style:name="P44" style:family="paragraph">
      <style:paragraph-properties fo:line-height="100.00%" fo:text-align="justify" fo:margin-left="0.00pt" fo:text-indent="36.00pt" fo:margin-top="3.00pt" fo:margin-bottom="3.00pt"/>
    </style:style>
    <style:style style:name="P45" style:family="paragraph">
      <style:paragraph-properties fo:line-height="100.00%" fo:text-align="justify" fo:margin-top="12.00pt" fo:margin-bottom="3.00pt"/>
    </style:style>
    <style:style style:name="P46" style:family="paragraph">
      <style:paragraph-properties fo:line-height="100.00%" fo:text-align="justify" fo:margin-left="0.00pt" fo:text-indent="36.00pt" fo:margin-top="3.00pt" fo:margin-bottom="3.00pt"/>
    </style:style>
    <style:style style:name="P47" style:family="paragraph">
      <style:paragraph-properties fo:line-height="100.00%" fo:text-align="justify" fo:margin-top="12.00pt" fo:margin-bottom="3.00pt"/>
    </style:style>
    <style:style style:name="P48" style:family="paragraph">
      <style:paragraph-properties fo:line-height="100.00%" fo:text-align="justify" fo:margin-left="0.00pt" fo:text-indent="36.00pt" fo:margin-top="3.00pt" fo:margin-bottom="3.00pt"/>
    </style:style>
    <style:style style:name="P49" style:family="paragraph">
      <style:paragraph-properties fo:line-height="100.00%" fo:text-align="justify" fo:margin-top="12.00pt" fo:margin-bottom="3.00pt"/>
    </style:style>
    <style:style style:name="P50" style:family="paragraph">
      <style:paragraph-properties fo:line-height="100.00%" fo:text-align="justify" fo:margin-left="21.55pt" fo:text-indent="-21.55pt" fo:margin-top="12.00pt" fo:margin-bottom="6.00pt"/>
    </style:style>
    <style:style style:name="P51" style:family="paragraph">
      <style:paragraph-properties fo:line-height="100.00%" fo:text-align="justify" fo:margin-left="0.00pt" fo:text-indent="21.55pt" fo:margin-top="3.00pt" fo:margin-bottom="3.00pt"/>
    </style:style>
    <style:style style:name="P52" style:family="paragraph">
      <style:paragraph-properties fo:line-height="100.00%" fo:text-align="justify" fo:margin-top="3.00pt" fo:margin-bottom="3.00pt"/>
    </style:style>
    <style:style style:name="P53" style:family="paragraph">
      <style:paragraph-properties fo:line-height="100.00%" fo:text-align="justify" fo:margin-top="12.00pt" fo:margin-bottom="3.00pt"/>
    </style:style>
    <style:style style:name="P54" style:family="paragraph">
      <style:paragraph-properties fo:line-height="100.00%" fo:text-align="justify" fo:margin-left="0.00pt" fo:text-indent="36.00pt" fo:margin-top="3.00pt" fo:margin-bottom="3.00pt"/>
    </style:style>
    <style:style style:name="P55" style:family="paragraph">
      <style:paragraph-properties fo:line-height="100.00%" fo:text-align="justify" fo:margin-left="21.55pt" fo:text-indent="-21.55pt" fo:margin-top="12.00pt" fo:margin-bottom="6.00pt"/>
    </style:style>
    <style:style style:name="P56" style:family="paragraph">
      <style:paragraph-properties fo:line-height="100.00%" fo:text-align="justify" fo:margin-left="0.00pt" fo:text-indent="21.55pt" fo:margin-top="3.00pt" fo:margin-bottom="3.00pt"/>
    </style:style>
    <style:style style:name="P57" style:family="paragraph">
      <style:paragraph-properties fo:line-height="100.00%" fo:text-align="left" fo:margin-left="3.50pt" fo:text-indent="-3.50pt">
        <style:tab-stops>
          <style:tab-stop style:position="220.80pt"/>
          <style:tab-stop style:position="3401.80pt"/>
        </style:tab-stops>
      </style:paragraph-properties>
    </style:style>
    <style:style style:name="P58" style:family="paragraph">
      <style:paragraph-properties fo:line-height="100.00%" fo:text-align="center"/>
    </style:style>
    <style:style style:name="P59" style:family="paragraph">
      <style:paragraph-properties fo:line-height="100.00%" fo:text-align="left" fo:margin-left="3.50pt" fo:text-indent="-3.50pt">
        <style:tab-stops>
          <style:tab-stop style:position="220.80pt"/>
          <style:tab-stop style:position="3401.80pt"/>
        </style:tab-stops>
      </style:paragraph-properties>
    </style:style>
    <style:style style:name="P60" style:family="paragraph">
      <style:paragraph-properties fo:line-height="100.00%" fo:text-align="left" fo:margin-left="3.50pt" fo:text-indent="-3.50pt">
        <style:tab-stops>
          <style:tab-stop style:position="220.80pt"/>
          <style:tab-stop style:position="3401.80pt"/>
        </style:tab-stops>
      </style:paragraph-properties>
    </style:style>
    <style:style style:name="P61" style:family="paragraph">
      <style:paragraph-properties fo:line-height="100.00%" fo:text-align="center" fo:margin-left="1.70pt" fo:text-indent="0.00pt"/>
    </style:style>
    <style:style style:name="P62" style:family="paragraph">
      <style:paragraph-properties fo:line-height="100.00%" fo:text-align="left" fo:margin-left="3.50pt" fo:text-indent="-3.50pt">
        <style:tab-stops>
          <style:tab-stop style:position="220.80pt"/>
          <style:tab-stop style:position="3401.80pt"/>
        </style:tab-stops>
      </style:paragraph-properties>
    </style:style>
    <style:style style:name="P63" style:family="paragraph">
      <style:paragraph-properties fo:line-height="100.00%" fo:text-align="justify" fo:margin-left="21.55pt" fo:text-indent="-21.55pt" fo:margin-top="12.00pt" fo:margin-bottom="6.00pt"/>
    </style:style>
    <style:style style:name="P64" style:family="paragraph">
      <style:paragraph-properties fo:line-height="100.00%" fo:text-align="justify" fo:margin-left="0.00pt" fo:text-indent="36.00pt" fo:margin-top="3.00pt" fo:margin-bottom="3.00pt"/>
    </style:style>
    <style:style style:name="P65" style:family="paragraph">
      <style:paragraph-properties fo:line-height="100.00%" fo:text-align="center" fo:margin-top="12.00pt" fo:margin-bottom="6.00pt"/>
    </style:style>
    <style:style style:name="P66" style:family="paragraph">
      <style:paragraph-properties fo:line-height="100.00%" fo:text-align="justify" fo:margin-left="0.00pt" fo:text-indent="21.55pt" fo:margin-top="3.00pt" fo:margin-bottom="3.00pt"/>
    </style:style>
    <style:style style:name="P67" style:family="paragraph">
      <style:paragraph-properties fo:line-height="100.00%" fo:text-align="justify" fo:margin-top="3.00pt" fo:margin-bottom="3.00pt"/>
    </style:style>
    <style:style style:name="P68" style:family="paragraph">
      <style:paragraph-properties fo:line-height="100.00%" fo:text-align="center" fo:margin-top="3.00pt" fo:margin-bottom="3.00pt"/>
    </style:style>
    <style:style style:name="P69" style:family="paragraph">
      <style:paragraph-properties fo:line-height="100.00%" fo:text-align="justify" fo:margin-left="21.30pt" fo:text-indent="0.00pt" fo:margin-top="3.00pt" fo:margin-bottom="3.00pt"/>
    </style:style>
    <style:style style:name="P70" style:family="paragraph">
      <style:paragraph-properties fo:line-height="100.00%" fo:text-align="center" fo:margin-top="12.00pt" fo:margin-bottom="6.00pt"/>
    </style:style>
    <style:style style:name="P71" style:family="paragraph">
      <style:paragraph-properties fo:line-height="100.00%" fo:text-align="left" fo:margin-left="3.50pt" fo:text-indent="-3.50pt">
        <style:tab-stops>
          <style:tab-stop style:position="81.25pt"/>
          <style:tab-stop style:position="3401.80pt"/>
        </style:tab-stops>
      </style:paragraph-properties>
    </style:style>
    <style:style style:name="P72" style:family="paragraph">
      <style:paragraph-properties fo:line-height="100.00%" fo:text-align="left" fo:margin-top="3.00pt" fo:margin-bottom="3.00pt"/>
    </style:style>
    <style:style style:name="P73" style:family="paragraph">
      <style:paragraph-properties fo:line-height="100.00%" fo:text-align="left" fo:margin-left="3.50pt" fo:text-indent="-3.50pt">
        <style:tab-stops>
          <style:tab-stop style:position="81.25pt"/>
          <style:tab-stop style:position="3401.80pt"/>
        </style:tab-stops>
      </style:paragraph-properties>
    </style:style>
    <style:style style:name="P74" style:family="paragraph">
      <style:paragraph-properties fo:line-height="100.00%" fo:text-align="justify" fo:margin-left="21.30pt" fo:text-indent="0.00pt" fo:margin-top="3.00pt" fo:margin-bottom="3.00pt"/>
    </style:style>
    <style:style style:name="P75" style:family="paragraph">
      <style:paragraph-properties fo:line-height="100.00%" fo:text-align="justify" fo:margin-left="18.00pt" fo:text-indent="0.00pt" fo:margin-top="3.00pt" fo:margin-bottom="3.00pt"/>
    </style:style>
    <style:style style:name="P76" style:family="paragraph">
      <style:paragraph-properties fo:line-height="100.00%" fo:text-align="justify" fo:margin-left="42.55pt" fo:text-indent="0.00pt" fo:margin-top="3.00pt" fo:margin-bottom="3.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00.00%" fo:text-align="justify" fo:margin-left="-18.00pt" fo:text-indent="18.00pt" fo:margin-top="3.00pt" fo:margin-bottom="3.00pt"/>
    </style:style>
    <style:style style:name="P78" style:family="paragraph">
      <style:paragraph-properties fo:line-height="100.00%" fo:text-align="justify" fo:margin-left="18.00pt" fo:text-indent="0.00pt" fo:margin-top="3.00pt" fo:margin-bottom="3.00pt"/>
    </style:style>
    <style:style style:name="P79" style:family="paragraph">
      <style:paragraph-properties fo:line-height="100.00%" fo:text-align="justify" fo:margin-left="22.50pt" fo:text-indent="0.00pt" fo:margin-top="3.00pt" fo:margin-bottom="3.00pt"/>
    </style:style>
    <style:style style:name="P80" style:family="paragraph">
      <style:paragraph-properties fo:line-height="100.00%" fo:text-align="justify" fo:margin-left="18.00pt" fo:text-indent="0.00pt" fo:margin-top="3.00pt" fo:margin-bottom="3.00pt"/>
    </style:style>
    <style:style style:name="P81" style:family="paragraph">
      <style:paragraph-properties fo:line-height="100.00%" fo:text-align="justify" fo:margin-left="36.00pt" fo:text-indent="0.00pt" fo:margin-top="3.00pt" fo:margin-bottom="3.00pt"/>
    </style:style>
    <style:style style:name="P82" style:family="paragraph">
      <style:paragraph-properties fo:line-height="100.00%" fo:text-align="justify" fo:margin-left="42.55pt" fo:text-indent="0.00pt" fo:margin-top="3.00pt" fo:margin-bottom="3.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00.00%" fo:text-align="justify" fo:margin-left="-18.00pt" fo:text-indent="18.00pt" fo:margin-top="3.00pt" fo:margin-bottom="3.00pt"/>
    </style:style>
    <style:style style:name="P84" style:family="paragraph">
      <style:paragraph-properties fo:line-height="100.00%" fo:text-align="justify" fo:margin-top="3.00pt" fo:margin-bottom="3.00pt"/>
    </style:style>
    <style:style style:name="P85" style:family="paragraph">
      <style:paragraph-properties fo:line-height="100.00%" fo:text-align="left" fo:margin-left="39.60pt" fo:text-indent="0.00pt"/>
    </style:style>
    <style:style style:name="P86" style:family="paragraph">
      <style:paragraph-properties fo:line-height="100.00%" fo:text-align="justify" fo:margin-left="18.00pt" fo:text-indent="0.00pt" fo:margin-top="3.00pt" fo:margin-bottom="3.00pt"/>
    </style:style>
    <style:style style:name="P87" style:family="paragraph">
      <style:paragraph-properties fo:line-height="100.00%" fo:text-align="justify" fo:margin-left="36.00pt" fo:text-indent="0.00pt" fo:margin-top="3.00pt" fo:margin-bottom="3.00pt"/>
    </style:style>
    <style:style style:name="P88" style:family="paragraph">
      <style:paragraph-properties fo:line-height="100.00%" fo:text-align="justify" fo:margin-left="42.55pt" fo:text-indent="0.00pt" fo:margin-top="3.00pt" fo:margin-bottom="3.00pt"/>
    </style:style>
    <style:style style:name="P89" style:family="paragraph">
      <style:paragraph-properties fo:line-height="100.00%" fo:text-align="center" fo:margin-top="3.00pt" fo:margin-bottom="3.00pt"/>
    </style:style>
    <style:style style:name="TableColumn0100" style:family="table-column">
      <style:table-column-properties style:column-width="2.131944in"/>
    </style:style>
    <style:style style:name="TableColumn0101" style:family="table-column">
      <style:table-column-properties style:column-width="2.131944in"/>
    </style:style>
    <style:style style:name="TableColumn0102" style:family="table-column">
      <style:table-column-properties style:column-width="2.138889in"/>
    </style:style>
    <style:style style:name="Table01" style:family="table">
      <style:table-properties style:width="6.402778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301"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3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olumn0200" style:family="table-column">
      <style:table-column-properties style:column-width="3.115278in"/>
    </style:style>
    <style:style style:name="TableColumn0201" style:family="table-column">
      <style:table-column-properties style:column-width="3.125000in"/>
    </style:style>
    <style:style style:name="Table02" style:family="table">
      <style:table-properties style:width="6.240278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6944in solid #000000" fo:border-left="0.006944in solid #000000" fo:border-right="0.000694in solid #000000" fo:border-bottom="0.006944in solid #000000" fo:padding-left="0.048611in" fo:padding-right="0.048611in" fo:vertical-align="top" fo:background-color="#e6e6e6"/>
    </style:style>
    <style:style style:name="TableCell020001" style:family="table-cell">
      <style:table-cell-properties fo:border-top="0.006944in solid #000000" fo:border-left="0.006944in solid #000000" fo:border-right="0.006944in solid #000000" fo:border-bottom="0.006944in solid #000000" fo:padding-left="0.048611in" fo:padding-right="0.048611in" fo:vertical-align="top" fo:background-color="#e6e6e6"/>
    </style:style>
    <style:style style:name="TableRow0201" style:family="table-row">
      <style:table-row-properties/>
    </style:style>
    <style:style style:name="TableCell02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2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olumn0300" style:family="table-column">
      <style:table-column-properties style:column-width="1.177083in"/>
    </style:style>
    <style:style style:name="TableColumn0301" style:family="table-column">
      <style:table-column-properties style:column-width="4.975694in"/>
    </style:style>
    <style:style style:name="Table03" style:family="table">
      <style:table-properties style:width="6.152778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office:automatic-styles>
  <office:body>
    <office:text>
      <text:p text:style-name="P1"><text:span text:style-name="T1">Documento de Especificação de Projeto</text:span></text:p>
      <text:p text:style-name="P2"><text:span text:style-name="T2"/></text:p>
      <text:p text:style-name="P2"><text:span text:style-name="T2"/></text:p>
      <text:p text:style-name="P2"><text:span text:style-name="T2"/></text:p>
      <text:p text:style-name="P2"><text:span text:style-name="T2"/></text:p>
      <text:p text:style-name="P3"><text:span text:style-name="T3">Projeto de Software</text:span></text:p>
      <text:p text:style-name="P4"><text:span text:style-name="T4">Disciplina PI33A – Primeiro Semestre – 2013.<text:line-break/>Professor Aretha Alencar<text:line-break/>UTFPR – Universidade Tecnológica Federal do Paraná – Campus Campo Mourão</text:span></text:p>
      <text:p text:style-name="P5"><text:span text:style-name="T5"/></text:p>
      <text:p text:style-name="P6"><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8"><text:span text:style-name="T6">Projeto:</text:span><text:span text:style-name="T7">Sistema de Natação</text:span></text:p>
      <text:p text:style-name="P9"><text:span text:style-name="T8">Equipe:</text:span><text:span text:style-name="T9">danielelyma@gmail.com</text:span></text:p>
      <text:p text:style-name="P9"><text:span text:style-name="T9">d.delaporte@hotmail.com</text:span></text:p>
      <text:p text:style-name="P10"><text:span text:style-name="T10"/></text:p>
      <text:p text:style-name="P11"><text:span text:style-name="T11">HISTÓRICO DE REVISÕES</text:span></text:p>
      <text:p text:style-name="P11"><text:span text:style-name="T12"/></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13"><text:span text:style-name="T13">Nome da alteração</text:span><text:span text:style-name="T14"/></text:p>
          </table:table-cell>
          <table:table-cell table:style-name="TableCell010001">
            <text:p text:style-name="P13"><text:span text:style-name="T15">Responsável</text:span><text:span text:style-name="T16"/></text:p>
          </table:table-cell>
          <table:table-cell table:style-name="TableCell010002">
            <text:p text:style-name="P13"><text:span text:style-name="T17">Data</text:span><text:span text:style-name="T18"/></text:p>
          </table:table-cell>
        </table:table-row>
        <table:table-row table:style-name="TableRow0101">
          <table:table-cell table:style-name="TableCell010100">
            <text:p text:style-name="P16"><text:span text:style-name="T19">Versão 1.0</text:span><text:span text:style-name="T20"/></text:p>
          </table:table-cell>
          <table:table-cell table:style-name="TableCell010101">
            <text:p text:style-name="P16"><text:span text:style-name="T21">Daniele</text:span><text:span text:style-name="T22"/></text:p>
          </table:table-cell>
          <table:table-cell table:style-name="TableCell010102">
            <text:p text:style-name="P16"><text:span text:style-name="T23">06/06/13</text:span><text:span text:style-name="T24"/></text:p>
          </table:table-cell>
        </table:table-row>
        <table:table-row table:style-name="TableRow0102">
          <table:table-cell table:style-name="TableCell010200">
            <text:p text:style-name="P18"><text:span text:style-name="T25">Versão 1.1</text:span><text:span text:style-name="T26"/></text:p>
          </table:table-cell>
          <table:table-cell table:style-name="TableCell010201">
            <text:p text:style-name="P18"><text:span text:style-name="T27">Daniel</text:span><text:span text:style-name="T28"/></text:p>
          </table:table-cell>
          <table:table-cell table:style-name="TableCell010202">
            <text:p text:style-name="P18"><text:span text:style-name="T29">08/06/13</text:span><text:span text:style-name="T30"/></text:p>
          </table:table-cell>
        </table:table-row>
        <table:table-row table:style-name="TableRow0103">
          <table:table-cell table:style-name="TableCell010300">
            <text:p text:style-name="P21"><text:span text:style-name="T32">Versão 1.2</text:span><text:span text:style-name="T33"/></text:p>
          </table:table-cell>
          <table:table-cell table:style-name="TableCell010301">
            <text:p text:style-name="P21"><text:span text:style-name="T34">Daniel</text:span><text:span text:style-name="T35"/></text:p>
          </table:table-cell>
          <table:table-cell table:style-name="TableCell010302">
            <text:p text:style-name="P21"><text:span text:style-name="T36">10/06/13</text:span><text:span text:style-name="T37"/></text:p>
          </table:table-cell>
        </table:table-row>
      </table:table>
      <text:p text:style-name="P23"><text:span text:style-name="T37"/></text:p>
      <text:p text:style-name="P24"><text:span text:style-name="T37"/></text:p>
      <text:p text:style-name="P24"><text:span text:style-name="T37"/></text:p>
      <text:p text:style-name="P24"><text:span text:style-name="T37"/></text:p>
      <text:p text:style-name="P24"><text:span text:style-name="T37"/></text:p>
      <text:p text:style-name="P24"><text:span text:style-name="T37"/></text:p>
      <text:p text:style-name="P24"><text:span text:style-name="T37"/></text:p>
      <text:p text:style-name="P24"><text:span text:style-name="T37"/></text:p>
      <text:p text:style-name="P24"><text:span text:style-name="T37"/></text:p>
      <text:p text:style-name="P24"><text:span text:style-name="T38">Orientação para uso do<text:s/></text:span><text:span text:style-name="T39">template</text:span><text:span text:style-name="T40">: </text:span></text:p>
      <text:p text:style-name="P25"><text:span text:style-name="T41">Instruções de preenchimento estão espalhadas pelas várias seções deste<text:s/></text:span><text:span text:style-name="T42">template</text:span><text:span text:style-name="T43">, em cor<text:s/></text:span><text:span text:style-name="T44">azul</text:span><text:span text:style-name="T45"><text:s/>e envoltas por<text:s/></text:span><text:span text:style-name="T46">tags</text:span><text:span text:style-name="T47"><text:s/>(“&lt;” e “&gt;”). Após ler uma instrução de preenchimento e entender que informação deve ser fornecida, delete a instrução de preenchimento e substitua-a por texto de sua própria autoria, relacionado à seção. A cor<text:s/></text:span><text:span text:style-name="T48">vermelha</text:span><text:span text:style-name="T49"><text:s/>é utilizado como comentário e deverá ser apagada do documento.</text:span></text:p>
      <text:p text:style-name="P25"><text:span text:style-name="T49">Ao fim da elaboração do documento, atualize seu índice clicando com o botão direito do mouse no mesmo e depois em<text:s/></text:span><text:span text:style-name="T50">Atualizar Campo<text:s/></text:span><text:span text:style-name="T51">(</text:span><text:span text:style-name="T52">Update Field</text:span><text:span text:style-name="T53">).</text:span></text:p>
      <text:p text:style-name="P25"><text:span text:style-name="T54"/></text:p>
      <text:p text:style-name="P26"><text:span text:style-name="T54"/></text:p>
      <text:p text:style-name="P26"><text:span text:style-name="T54"/></text:p>
      <text:p text:style-name="P26"><text:span text:style-name="T54"/></text:p>
      <text:p text:style-name="P26"><text:span text:style-name="T54"/></text:p>
      <text:p text:style-name="P26"><text:span text:style-name="T54"/></text:p>
      <text:p text:style-name="P26"><text:span text:style-name="T54"/></text:p>
      <text:p text:style-name="P26"><text:span text:style-name="T54"/></text:p>
      <text:p text:style-name="P26"><text:span text:style-name="T54"/></text:p>
      <text:p text:style-name="P26"><text:span text:style-name="T54"/></text:p>
      <text:p text:style-name="P26"><text:span text:style-name="T54"/></text:p>
      <text:p text:style-name="P26"><text:span text:style-name="T54"/></text:p>
      <text:p text:style-name="P26"><text:span text:style-name="T54"/></text:p>
      <text:p text:style-name="P26"><text:span text:style-name="T54"/></text:p>
      <text:p text:style-name="P26"><text:span text:style-name="T54"/></text:p>
      <text:p text:style-name="P27"><text:span text:style-name="T55">Este documento foi estendido da proposta de documentação de especificação funcional elaborada pelo Centro de Inovação de Recife / Qualiti Software Processes / Centro de Estudos e Sistemas Avançados do Recife (C.E.S.A.R) de 2007.</text:span></text:p>
      <text:p text:style-name="P28"><text:span text:style-name="T56">Índice</text:span></text:p>
      <text:p text:style-name="P29"><text:a xlink:href="#__RefHeading__9_117254275"><text:span text:style-name="T58">1.</text:span></text:a><text:span text:style-name="T59"><text:s/></text:span><text:span text:style-name="T60"><text:s/></text:span><text:a xlink:href="#__RefHeading__9_117254275"><text:span text:style-name="T62">Introdução</text:span></text:a><text:span text:style-name="T63"><text:tab/></text:span><text:a xlink:href="#__RefHeading__9_117254275"><text:span text:style-name="T65">5</text:span></text:a><text:span text:style-name="T66"/></text:p>
      <text:p text:style-name="P30"><text:a xlink:href="#__RefHeading__11_117254275"><text:span text:style-name="T68">1.1</text:span></text:a><text:span text:style-name="T69"><text:s/></text:span><text:span text:style-name="T70"><text:s/></text:span><text:a xlink:href="#__RefHeading__11_117254275"><text:span text:style-name="T72">Descrição do sistema</text:span></text:a><text:span text:style-name="T73"><text:tab/></text:span><text:a xlink:href="#__RefHeading__11_117254275"><text:span text:style-name="T75">5</text:span></text:a><text:span text:style-name="T76"/></text:p>
      <text:p text:style-name="P30"><text:a xlink:href="#__RefHeading__13_117254275"><text:span text:style-name="T78">1.2</text:span></text:a><text:span text:style-name="T79"><text:s/></text:span><text:span text:style-name="T80"><text:s/></text:span><text:a xlink:href="#__RefHeading__13_117254275"><text:span text:style-name="T82">Objetivo do sistema</text:span></text:a><text:span text:style-name="T83"><text:tab/></text:span><text:a xlink:href="#__RefHeading__13_117254275"><text:span text:style-name="T85">5</text:span></text:a><text:span text:style-name="T86"/></text:p>
      <text:p text:style-name="P30"><text:a xlink:href="#__RefHeading__15_117254275"><text:span text:style-name="T88">1.3</text:span></text:a><text:span text:style-name="T89"><text:s/></text:span><text:span text:style-name="T90"><text:s/></text:span><text:a xlink:href="#__RefHeading__15_117254275"><text:span text:style-name="T92">Sistemas Similares</text:span></text:a><text:span text:style-name="T93"><text:tab/></text:span><text:a xlink:href="#__RefHeading__15_117254275"><text:span text:style-name="T95">5</text:span></text:a><text:span text:style-name="T96"/></text:p>
      <text:p text:style-name="P30"><text:a xlink:href="#__RefHeading__17_117254275"><text:span text:style-name="T98">1.4</text:span></text:a><text:span text:style-name="T99"><text:s/></text:span><text:span text:style-name="T100"><text:s/></text:span><text:a xlink:href="#__RefHeading__17_117254275"><text:span text:style-name="T102">Convenções, termos e abreviações</text:span></text:a><text:span text:style-name="T103"><text:tab/></text:span><text:a xlink:href="#__RefHeading__17_117254275"><text:span text:style-name="T105">5</text:span></text:a><text:span text:style-name="T106"/></text:p>
      <text:p text:style-name="P31"><text:a xlink:href="#__RefHeading__19_117254275"><text:span text:style-name="T108">1.4.1 Identificação dos casos de uso</text:span></text:a><text:span text:style-name="T109"><text:s/></text:span><text:span text:style-name="T110"><text:tab/></text:span><text:a xlink:href="#__RefHeading__19_117254275"><text:span text:style-name="T112">5</text:span></text:a><text:span text:style-name="T113"/></text:p>
      <text:p text:style-name="P32"><text:a xlink:href="#__RefHeading__23_117254275"><text:span text:style-name="T115">2.</text:span></text:a><text:span text:style-name="T116"><text:s/></text:span><text:span text:style-name="T117"><text:s/></text:span><text:a xlink:href="#__RefHeading__23_117254275"><text:span text:style-name="T119">Lista de Requisitos</text:span></text:a><text:span text:style-name="T120"><text:s/></text:span><text:span text:style-name="T121"><text:tab/></text:span><text:a xlink:href="#__RefHeading__23_117254275"><text:span text:style-name="T123">6</text:span></text:a><text:span text:style-name="T124"/></text:p>
      <text:p text:style-name="P33"><text:a xlink:href="#__RefHeading__937_1047580196"><text:span text:style-name="T126">2.1</text:span></text:a><text:span text:style-name="T127"><text:s/></text:span><text:span text:style-name="T128"><text:s/></text:span><text:a xlink:href="#__RefHeading__937_1047580196"><text:span text:style-name="T130">Matriz de Rastreabilidade</text:span></text:a><text:span text:style-name="T131"><text:tab/></text:span><text:a xlink:href="#__RefHeading__937_1047580196"><text:span text:style-name="T133">6</text:span></text:a><text:span text:style-name="T134"/></text:p>
      <text:p text:style-name="P34"><text:a xlink:href="#__RefHeading__939_1047580196"><text:span text:style-name="T136">3.</text:span></text:a><text:span text:style-name="T137"><text:s/></text:span><text:span text:style-name="T138"><text:s/></text:span><text:a xlink:href="#__RefHeading__939_1047580196"><text:span text:style-name="T140">Atores</text:span></text:a><text:span text:style-name="T141"><text:tab/></text:span><text:a xlink:href="#__RefHeading__939_1047580196"><text:span text:style-name="T143">6</text:span></text:a><text:span text:style-name="T144"/></text:p>
      <text:p text:style-name="P34"><text:a xlink:href="#__RefHeading__25_117254275"><text:span text:style-name="T146">4.</text:span></text:a><text:span text:style-name="T147"><text:s/></text:span><text:span text:style-name="T148"><text:s/></text:span><text:a xlink:href="#__RefHeading__25_117254275"><text:span text:style-name="T150">Casos de Uso</text:span></text:a><text:span text:style-name="T151"><text:tab/></text:span><text:a xlink:href="#__RefHeading__25_117254275"><text:span text:style-name="T153">6</text:span></text:a><text:span text:style-name="T154"/></text:p>
      <text:p text:style-name="P35"><text:span text:style-name="T155"><text:s/></text:span><text:a xlink:href="#__RefHeading__27_117254275"><text:span text:style-name="T157">Diagrama de Caso de Uso</text:span></text:a><text:span text:style-name="T158"><text:s/></text:span><text:span text:style-name="T159"><text:s/></text:span><text:a xlink:href="#__RefHeading__27_117254275"><text:span text:style-name="T161">-</text:span></text:a><text:span text:style-name="T162"><text:s/></text:span><text:span text:style-name="T163"><text:s/></text:span><text:a xlink:href="#__RefHeading__27_117254275"><text:span text:style-name="T165">&lt;</text:span><text:span text:style-name="T166">HYPERLINK "#__RefHeading__27_117254275"</text:span><text:span text:style-name="T167">&lt;</text:span><text:span text:style-name="T168">HYPERLINK "#__RefHeading__27_117254275"</text:span><text:span text:style-name="T169">nome do projeto</text:span><text:span text:style-name="T170">HYPERLINK "#__RefHeading__27_117254275"</text:span><text:span text:style-name="T171">&gt;</text:span><text:span text:style-name="T172">HYPERLINK "#__RefHeading__27_117254275"</text:span><text:span text:style-name="T173">&gt;</text:span></text:a><text:span text:style-name="T174"><text:tab/></text:span><text:a xlink:href="#__RefHeading__27_117254275"><text:span text:style-name="T176">6</text:span></text:a><text:span text:style-name="T177"/></text:p>
      <text:p text:style-name="P35"><text:span text:style-name="T178"><text:s/></text:span><text:a xlink:href="#__RefHeading__29_117254275"><text:span text:style-name="T180">[UC01]</text:span></text:a><text:span text:style-name="T181"><text:s/></text:span><text:a xlink:href="#__RefHeading__29_117254275"><text:span text:style-name="T183">&lt;</text:span><text:span text:style-name="T184">HYPERLINK "#__RefHeading__29_117254275"</text:span><text:span text:style-name="T185">Incluir ao lado do identificador um nome para o caso de uso</text:span><text:span text:style-name="T186">HYPERLINK "#__RefHeading__29_117254275"</text:span><text:span text:style-name="T187">&gt;</text:span></text:a><text:span text:style-name="T188"><text:tab/></text:span><text:a xlink:href="#__RefHeading__29_117254275"><text:span text:style-name="T190">7</text:span></text:a><text:span text:style-name="T191"/></text:p>
      <text:p text:style-name="P36"><text:span text:style-name="T191"/></text:p>
      <text:p text:style-name="P37"><text:span text:style-name="T192">Introdução</text:span></text:p>
      <text:p text:style-name="P38"><text:span text:style-name="T193">Este documento especifica os casos de uso e requisitos não-funcionais (RNFs) do projeto intitulado<text:s/></text:span><text:span text:style-name="T194">Sistema para escola de Natação</text:span><text:span text:style-name="T195">, referente ao projeto final da disciplina de Projeto Integrador I (PI33A), contida no terceiro semestre da matriz curricular do curso de Tecnologia de Desenvolvimento de Sistemas para Internet, ministrada pelo professora Aretha Alencar.O objetivo do documento é apresentar as soluções elaboradas e discutidas durante o semestre para a construção da análise e do projeto de um software fundamentado nas idéias do paradigma orientado à objetos.</text:span></text:p>
      <text:p text:style-name="P39"><text:span text:style-name="T196">Descrição do sistema</text:span></text:p>
      <text:p text:style-name="P40"><text:span text:style-name="T197">Moderno e eficiente o sistema de controle para escolas de natação foi projetado para ser usado em qualquer escola de natação,ele possui inúmeros recursos para facilitar o controle e gerenciamento das aulas dos alunos de uma forma moderna e simples para facilitar a utilização para com os usuários</text:span></text:p>
      <text:p text:style-name="P41"><text:span text:style-name="T198">Objetivo do sistema</text:span></text:p>
      <text:p text:style-name="P42"><text:span text:style-name="T199">O objetivo é ser um software profissional de extrema praticidade,possuindo uma interface objetiva e com muitos recursos que irão auxiliar no gerenciamento das aulas de natação.Com esse software você terá informações precisas com<text:s text:c="2"/>auxilio de relatórios.</text:span></text:p>
      <text:p text:style-name="P43"><text:span text:style-name="T200">Sistemas Similares</text:span></text:p>
      <text:p text:style-name="P44"><text:span text:style-name="T201">Nosso sistema será similar a este abaixo</text:span></text:p>
      <text:p text:style-name="P44"><draw:frame text:anchor-type="as-char" svg:width="152.40mm" svg:height="101.07mm" style:rel-width="scale" style:rel-height="scale"><draw:object-ole xlink:href="OleObj1"/><draw:image xlink:href="ObjectReplacements/OleObj1"/></draw:frame><text:span text:style-name="T202"/></text:p>
      <text:p text:style-name="P44"><text:span text:style-name="T202"/></text:p>
      <text:p text:style-name="P44"><text:span text:style-name="T202"/></text:p>
      <text:p text:style-name="P44"><text:span text:style-name="T203">Tela de cadastro de Alunos</text:span></text:p>
      <text:p text:style-name="P44"><draw:frame text:anchor-type="as-char" svg:width="160.07mm" svg:height="115.09mm" style:rel-width="scale" style:rel-height="scale"><draw:object-ole xlink:href="OleObj2"/><draw:image xlink:href="ObjectReplacements/OleObj2"/></draw:frame><text:span text:style-name="T204"/></text:p>
      <text:p text:style-name="P44"><text:span text:style-name="T204"/></text:p>
      <text:p text:style-name="P44"><text:span text:style-name="T204"/></text:p>
      <text:p text:style-name="P45"><text:span text:style-name="T205">Convenções, termos e abreviações</text:span></text:p>
      <text:p text:style-name="P46"><text:span text:style-name="T206">A correta interpretação deste documento exige o conhecimento de algumas convenções, termos específicos e abreviações, que são descritos a seguir.</text:span></text:p>
      <text:p text:style-name="P47"><text:span text:style-name="T207">Identificação dos casos de uso </text:span></text:p>
      <text:p text:style-name="P48"><text:span text:style-name="T208">Os casos de uso devem ser identificados com um identificador único. A numeração inicia com o identificador [UC01] e prossegue sendo incrementada à medida que forem surgindo novos casos de uso.</text:span></text:p>
      <text:p text:style-name="P48"><text:span text:style-name="T208">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span></text:p>
      <text:p text:style-name="P48"><text:span text:style-name="T208">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text:s/></text:span><text:span text:style-name="T209">Informações</text:span><text:span text:style-name="T210"><text:s/></text:span><text:span text:style-name="T211">Avançadas</text:span><text:span text:style-name="T212"><text:s/>durante seu cadastro, conforme descrito no fluxo alternativo [UC01].[FA02]”.</text:span></text:p>
      <text:p text:style-name="P49"><text:span text:style-name="T213"/></text:p>
      <text:p text:style-name="P50"><text:span text:style-name="T214">Lista de Requisitos </text:span></text:p>
      <text:p text:style-name="P51"><text:span text:style-name="T215">Abaixo encontra-se a lista de requisitos do projeto.</text:span></text:p>
      <text:p text:style-name="P51"><text:span text:style-name="T216"/></text:p>
      <text:p text:style-name="P51"><text:span text:style-name="T217">1RF: O sistema deve gerenciar o cadastro de alunos;</text:span></text:p>
      <text:p text:style-name="P51"><text:span text:style-name="T217">2RF: O sistema deve gerenciar as turmas dos alunos;</text:span></text:p>
      <text:p text:style-name="P51"><text:span text:style-name="T217">3RF: O sistema deve gerenciar a frequencia dos alunos;</text:span></text:p>
      <text:p text:style-name="P51"><text:span text:style-name="T217">4RF: O sistema deve gerenciar o cadastro de funcionários;</text:span></text:p>
      <text:p text:style-name="P51"><text:span text:style-name="T217">5RF: O sistema permite a listagem de alunos cadastrados; </text:span></text:p>
      <text:p text:style-name="P51"><text:span text:style-name="T217">6RF: O sistema permite a listagem das turmas cadastradas;</text:span></text:p>
      <text:p text:style-name="P51"><text:span text:style-name="T217">7RF: O sistema permite a listagem de frequencia dos alunos;</text:span></text:p>
      <text:p text:style-name="P51"><text:span text:style-name="T217">8RF: O sistema permite a listagem dos funcionários cadastrados;</text:span></text:p>
      <text:p text:style-name="P51"><text:span text:style-name="T217">9RF: O Sistema permite ao aluno consultar seus horários;</text:span></text:p>
      <text:p text:style-name="P51"><text:span text:style-name="T218"/></text:p>
      <text:p text:style-name="P52"><text:span text:style-name="T219"><text:s text:c="7"/></text:span></text:p>
      <text:p text:style-name="P52"><text:span text:style-name="T220"><text:tab/></text:span></text:p>
      <text:p text:style-name="P52"><text:span text:style-name="T221"/></text:p>
      <text:p text:style-name="P53"><text:span text:style-name="T222">Matriz de Rastreabilidade</text:span></text:p>
      <text:p text:style-name="P54"><text:span text:style-name="T223">&lt;Criar uma tabela onde as linhas representam os requisitos e as colunas os casos de uso.&gt;</text:span></text:p>
      <text:p text:style-name="P55"><text:span text:style-name="T224">Atores</text:span></text:p>
      <text:p text:style-name="P56"><text:span text:style-name="T225">A tabela abaixo descreve brevemente cada ator da aplicação.</text:span></text:p>
      <table:table table:style-name="Table02">
        <table:table-column table:style-name="TableColumn0200"/>
        <table:table-column table:style-name="TableColumn0201"/>
        <table:table-row table:style-name="TableRow0200">
          <table:table-cell table:style-name="TableCell020000">
            <text:p text:style-name="P58"><text:span text:style-name="T227">Ator</text:span><text:span text:style-name="T228"/></text:p>
          </table:table-cell>
          <table:table-cell table:style-name="TableCell020001">
            <text:p text:style-name="P58"><text:span text:style-name="T229">Descrição</text:span><text:span text:style-name="T230"/></text:p>
          </table:table-cell>
        </table:table-row>
        <table:table-row table:style-name="TableRow0201">
          <table:table-cell table:style-name="TableCell020100">
            <text:p text:style-name="P61"><text:span text:style-name="T231">Funcionário</text:span><text:span text:style-name="T232"/></text:p>
          </table:table-cell>
          <table:table-cell table:style-name="TableCell020101">
            <text:p text:style-name="P61"><text:span text:style-name="T233">Responsável por todas as operações no sistema cadastro de funcionários,cadastro de alunos,incluindo suas turmas,alterações e exclusões das mesmas e<text:s text:c="2"/>lançamento de frequencia.</text:span><text:span text:style-name="T234"/></text:p>
          </table:table-cell>
        </table:table-row>
      </table:table>
      <text:p text:style-name="P63"><text:span text:style-name="T235">Casos de Uso</text:span></text:p>
      <text:p text:style-name="P64"><text:span text:style-name="T236">Os casos de uso são uma técnica para captar os requisitos funcionais de um sistema. Eles servem para descrever as interações típicas entre os usuários de um sistema e o próprio sistema,fornecendo uma narrativa sobre como o sistema é utilizado.</text:span></text:p>
      <text:p text:style-name="P64"><text:span text:style-name="T236">O modelo de caso de uso permite capturar os requisitos de um sistema por meio do detalhe de todos os cenários que os usuários podem acessar. Os casos de uso, mais do que iniciar a modelagem de requisitos de um sistema, conduzem todo o processo de desenvolvimento.</text:span></text:p>
      <text:p text:style-name="P64"><text:span text:style-name="T236">Um caso de uso é representado graficamente mediante uma oval com uma frase que representa uma determinada ação. A frase deve ser escrita na voz ativa, com um verbo no infinitivo.</text:span></text:p>
      <text:p text:style-name="P64"><text:span text:style-name="T236">Um caso de uso deve descrever o que faz um sistema(ou parte dele), e não como ele é realizado,o foco é portanto, na visão externa do sistema, ou seja, na visão que os usuários tem dele.</text:span></text:p>
      <text:p text:style-name="P64"><text:span text:style-name="T236">Fonte: Livro: UML Essencial 3º Edição Pg.104, Autor: Martin Fowler,Livro: Treinamento Prático em UML, Pg.65,66, Autor: Ricardo Argenton Ramos.<text:s text:c="2"/></text:span></text:p>
      <text:p text:style-name="P64"><text:span text:style-name="T237"/></text:p>
      <text:p text:style-name="P65"><text:span text:style-name="T238">Diagrama de Caso de Uso<text:s text:c="2"/>-<text:s text:c="2"/>Sistema de Natação</text:span></text:p>
      <text:p text:style-name="P66"><text:span text:style-name="T239">Essa seção apresenta todos os requisitos funcionais da aplicação, especificados como casos de uso. </text:span></text:p>
      <text:p text:style-name="P67"><text:span text:style-name="T240"/></text:p>
      <text:p text:style-name="P67"><text:span text:style-name="T240"/></text:p>
      <text:p text:style-name="P68"><draw:frame text:anchor-type="as-char" svg:width="127.53mm" svg:height="100.54mm" style:rel-width="scale" style:rel-height="scale"><draw:object-ole xlink:href="OleObj3"/><draw:image xlink:href="ObjectReplacements/OleObj3"/></draw:frame><text:span text:style-name="T241"/></text:p>
      <text:p text:style-name="P68"><text:span text:style-name="T241"/></text:p>
      <text:p text:style-name="P68"><text:span text:style-name="T241"/></text:p>
      <text:p text:style-name="P68"><text:span text:style-name="T241"/></text:p>
      <text:p text:style-name="P68"><draw:frame text:anchor-type="as-char" svg:width="22.49mm" svg:height="60.85mm" style:rel-width="scale" style:rel-height="scale"><draw:object-ole xlink:href="OleObj4"/><draw:image xlink:href="ObjectReplacements/OleObj4"/></draw:frame><text:span text:style-name="T241"/></text:p>
      <text:p text:style-name="P68"><text:span text:style-name="T241"/></text:p>
      <text:p text:style-name="P68"><text:span text:style-name="T241"/></text:p>
      <text:p text:style-name="P68"><text:span text:style-name="T241"/></text:p>
      <text:p text:style-name="P68"><text:span text:style-name="T241"/></text:p>
      <text:p text:style-name="P68"><text:span text:style-name="T241"/></text:p>
      <text:p text:style-name="P69"><text:span text:style-name="T242">&lt;Repetir a estrutura para cada CASO DE USO.&gt;</text:span><text:span text:style-name="T243"><text:s/></text:span></text:p>
      <text:p text:style-name="P70"><text:span text:style-name="T244">[UC01]</text:span><text:span text:style-name="T245"><text:s/>&lt;Incluir ao lado do identificador um nome para o caso de uso&gt;</text:span></text:p>
      <table:table table:style-name="Table03">
        <table:table-column table:style-name="TableColumn0300"/>
        <table:table-column table:style-name="TableColumn0301"/>
        <table:table-row table:style-name="TableRow0300">
          <table:table-cell table:style-name="TableCell030000">
            <text:p text:style-name="P72"><text:span text:style-name="T247">Ator(es):</text:span><text:span text:style-name="T248"/></text:p>
          </table:table-cell>
          <table:table-cell table:style-name="TableCell030001">
            <text:p text:style-name="P72"><text:span text:style-name="T249">&lt;Informe os atores que irão interagir com este caso de uso.&gt;</text:span><text:span text:style-name="T250"/></text:p>
          </table:table-cell>
        </table:table-row>
      </table:table>
      <text:p text:style-name="P74"><text:span text:style-name="T251">&lt;Para preencher a prioridade do caso de uso, dê dois cliques no quadrado ao lado da prioridade desejada e, no diálogo que surgir, selecione a opção<text:s/></text:span><text:span text:style-name="T252">Checked</text:span><text:span text:style-name="T253">.&gt;</text:span><text:span text:style-name="T254"><text:s/></text:span></text:p>
      <text:p text:style-name="P75"><text:span text:style-name="T255"/></text:p>
      <text:p text:style-name="P75"><text:span text:style-name="T256">Descrição:<text:s/></text:span><text:span text:style-name="T257">&lt;Forneça uma pequena explicação do propósito do caso de uso (útil quando o nome do caso de uso não deixa suficientemente claro qual é o seu objetivo).&gt;</text:span></text:p>
      <text:p text:style-name="P75"><text:span text:style-name="T258">Pré-condições:<text:s/></text:span><text:span text:style-name="T259">&lt;Liste cada pré-condição deste caso de uso (estado em que a aplicação deve estar ou um fator externo necessário para que o caso de uso possa ser realizado).&gt;</text:span></text:p>
      <text:p text:style-name="P75"><text:span text:style-name="T260">Pós-condições:<text:s/></text:span><text:span text:style-name="T261">&lt;Liste todas as pós-condições deste caso de uso (lista de possíveis estados em que a aplicação pode ficar imediatamente após o término da execução do caso de uso, ou alteração de um fator externo à aplicação).&gt;</text:span></text:p>
      <text:p text:style-name="P75"><text:span text:style-name="T262"/></text:p>
      <text:p text:style-name="P75"><text:span text:style-name="T263">Fluxo principal</text:span></text:p>
      <text:p text:style-name="P76"><text:span text:style-name="T264">&lt;Descreva, passo a passo, o que os atores e a aplicação faz neste caso de uso. Também deverão ser descritas as regras de negócio específicas para este caso de uso, quando houver. Quando este caso de uso incluir outro, utilize a palavra<text:s/></text:span><text:span text:style-name="T265">&lt;&lt;Include&gt;&gt;.</text:span><text:span text:style-name="T266"><text:s/>Para estender, deve-se utilizar a palavra<text:s/></text:span><text:span text:style-name="T267">&lt;&lt;Extend&gt;&gt;.</text:span><text:span text:style-name="T268"><text:s/>Um determinado passo pode, em determinada condição, fazer referência a um fluxo alternativo ou de erro.&gt;</text:span></text:p>
      <text:list text:style-name="L77">
        <text:list-item>
          <text:p text:style-name="P77"><text:span text:style-name="T269">fshdjfhksdaj fskdahfksdfhksdfsasa [UC006] &lt;&lt;extend&gt;&gt;</text:span></text:p>
        </text:list-item>
        <text:list-item>
          <text:p text:style-name="P77"><text:span text:style-name="T269">fjsdhfsfkfsda [FA001] </text:span></text:p>
        </text:list-item>
        <text:list-item>
          <text:p text:style-name="P77"><text:span text:style-name="T269">djfhfakshffsa [FE001]</text:span></text:p>
        </text:list-item>
      </text:list>
      <text:p text:style-name="P78"><text:span text:style-name="T270">&lt;Opcionalmente, podem ser apresentados esboços das telas da aplicação que forem necessários ou convenientes para o esclarecimento do caso de uso.</text:span><text:span text:style-name="T271"><text:s/></text:span><text:span text:style-name="T272">Se você utilizar esboços de telas, use legendas (com nomes e/ou números) para identificar cada tela. Ao descrever os fluxos de eventos dos casos de uso, esses identificadores de telas podem ser referenciados.&gt;</text:span></text:p>
      <text:p text:style-name="P79"><text:span text:style-name="T273"/></text:p>
      <text:p text:style-name="P80"><text:span text:style-name="T274">Fluxos alternativos</text:span></text:p>
      <text:p text:style-name="P81"><text:span text:style-name="T274">[FA 001]</text:span></text:p>
      <text:p text:style-name="P82"><text:span text:style-name="T275">&lt;Descreva cada fluxo alternativo possível para este caso de uso, detalhando os passos a serem seguidos. Um fluxo alternativo modela uma seqüência que foge ao fluxo principal, descrito mais acima, mas que não é um erro.&gt;</text:span></text:p>
      <text:list text:style-name="L83">
        <text:list-item>
          <text:p text:style-name="P83"><text:span text:style-name="T276">fsdalfsafsa</text:span></text:p>
        </text:list-item>
        <text:list-item>
          <text:p text:style-name="P83"><text:span text:style-name="T276">fsdafsfsa</text:span></text:p>
        </text:list-item>
      </text:list>
      <text:p text:style-name="P84"><text:span text:style-name="T277"/></text:p>
      <text:p text:style-name="P85"><text:span text:style-name="T277"/></text:p>
      <text:p text:style-name="P85"><text:span text:style-name="T277"/></text:p>
      <text:p text:style-name="P86"><text:span text:style-name="T278">Fluxos de erro</text:span></text:p>
      <text:p text:style-name="P87"><text:span text:style-name="T278">[FE 001]</text:span></text:p>
      <text:p text:style-name="P88"><text:span text:style-name="T279">&lt;Descreva os passos a serem seguidos para cada situação de erro identificada para este caso de uso. Erros podem envolver falha na comunicação via rede, entrada de dados inválidos, etc.&gt;</text:span></text:p>
      <text:p text:style-name="P89"><text:span text:style-name="T28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